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96551425F8C5EB92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79cm, 2.294cm, 18.732cm, 9.255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5cm" svg:height="24.081cm" svg:x="0.791cm" svg:y="0.792cm">
          <draw:image xlink:href="Pictures/10000000000005E8000007E096551425F8C5EB9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2-09-23T17:10:34.327189495</dc:date>
    <meta:editing-duration>PT3M58S</meta:editing-duration>
    <meta:editing-cycles>5</meta:editing-cycles>
    <meta:generator>LibreOffice/7.3.5.2$MacOSX_AARCH64 LibreOffice_project/184fe81b8c8c30d8b5082578aee2fed2ea847c01</meta:generator>
    <meta:document-statistic meta:object-count="1"/>
  </office:meta>
</office:document-meta>
</file>